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Tahoma1" svg:font-family="Tahoma"/>
    <style:font-face style:name="inherit" svg:font-family="inherit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2409*"/>
    </style:style>
    <style:style style:name="表格1.B" style:family="table-column">
      <style:table-column-properties style:column-width="4.251cm" style:rel-column-width="2410*"/>
    </style:style>
    <style:style style:name="表格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D1" style:family="table-cell">
      <style:table-cell-properties fo:background-color="#cccccc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padding="0.097cm" fo:border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17cm" style:rel-column-width="65535*"/>
    </style:style>
    <style:style style:name="表格21.A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padding="0.097cm" fo:border="0.05pt solid #000000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35*"/>
    </style:style>
    <style:style style:name="表格24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padding="0.097cm" fo:border="0.05pt solid #000000"/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padding="0.097cm" fo:border="0.05pt solid #000000"/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padding="0.097cm" fo:border="0.05pt solid #000000"/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17cm" style:rel-column-width="65535*"/>
    </style:style>
    <style:style style:name="表格28.A1" style:family="table-cell">
      <style:table-cell-properties fo:padding="0.097cm" fo:border="0.05pt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17cm" style:rel-column-width="65535*"/>
    </style:style>
    <style:style style:name="表格29.A1" style:family="table-cell">
      <style:table-cell-properties fo:padding="0.097cm" fo:border="0.05pt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padding="0.097cm" fo:border="0.05pt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17cm" style:rel-column-width="65535*"/>
    </style:style>
    <style:style style:name="表格31.A1" style:family="table-cell">
      <style:table-cell-properties fo:padding="0.097cm" fo:border="0.05pt solid #000000"/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padding="0.097cm" fo:border="0.05pt solid #000000"/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17cm" style:rel-column-width="65535*"/>
    </style:style>
    <style:style style:name="表格33.A1" style:family="table-cell">
      <style:table-cell-properties fo:padding="0.097cm" fo:border="0.05pt solid #000000"/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padding="0.097cm" fo:border="0.05pt solid #000000"/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17cm" style:rel-column-width="65535*"/>
    </style:style>
    <style:style style:name="表格35.A1" style:family="table-cell">
      <style:table-cell-properties fo:padding="0.097cm" fo:border="0.05pt solid #000000"/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padding="0.097cm" fo:border="0.05pt solid #000000"/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17cm" style:rel-column-width="65535*"/>
    </style:style>
    <style:style style:name="表格37.A1" style:family="table-cell">
      <style:table-cell-properties fo:padding="0.097cm" fo:border="0.05pt solid #000000"/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17cm" style:rel-column-width="65535*"/>
    </style:style>
    <style:style style:name="表格38.A1" style:family="table-cell">
      <style:table-cell-properties fo:padding="0.097cm" fo:border="0.05pt solid #000000"/>
    </style:style>
    <style:style style:name="表格39" style:family="table">
      <style:table-properties style:width="17.013cm" fo:margin-left="0cm" table:align="left"/>
    </style:style>
    <style:style style:name="表格39.A" style:family="table-column">
      <style:table-column-properties style:column-width="17.013cm"/>
    </style:style>
    <style:style style:name="表格39.A1" style:family="table-cell">
      <style:table-cell-properties fo:padding="0.097cm" fo:border="0.05pt solid #000000"/>
    </style:style>
    <style:style style:name="表格40" style:family="table">
      <style:table-properties style:width="17cm" table:align="margins"/>
    </style:style>
    <style:style style:name="表格40.A" style:family="table-column">
      <style:table-column-properties style:column-width="17cm" style:rel-column-width="65535*"/>
    </style:style>
    <style:style style:name="表格40.A1" style:family="table-cell">
      <style:table-cell-properties fo:padding="0.097cm" fo:border="0.05pt solid #000000"/>
    </style:style>
    <style:style style:name="表格41" style:family="table">
      <style:table-properties style:width="17cm" table:align="margins"/>
    </style:style>
    <style:style style:name="表格41.A" style:family="table-column">
      <style:table-column-properties style:column-width="17cm" style:rel-column-width="65535*"/>
    </style:style>
    <style:style style:name="表格41.A1" style:family="table-cell">
      <style:table-cell-properties fo:padding="0.097cm" fo:border="0.05pt solid #000000"/>
    </style:style>
    <style:style style:name="表格42" style:family="table">
      <style:table-properties style:width="17cm" table:align="margins"/>
    </style:style>
    <style:style style:name="表格42.A" style:family="table-column">
      <style:table-column-properties style:column-width="17cm" style:rel-column-width="65535*"/>
    </style:style>
    <style:style style:name="表格42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/>
      <style:text-properties officeooo:rsid="000e9903" officeooo:paragraph-rsid="00454575" style:language-asian="zh" style:country-asian="CN"/>
    </style:style>
    <style:style style:name="P2" style:family="paragraph" style:parent-style-name="Standard">
      <style:paragraph-properties fo:line-height="150%"/>
      <style:text-properties officeooo:rsid="002bfd5c" officeooo:paragraph-rsid="00454575" style:language-asian="zh" style:country-asian="CN"/>
    </style:style>
    <style:style style:name="P3" style:family="paragraph" style:parent-style-name="Standard">
      <style:paragraph-properties fo:line-height="150%"/>
      <style:text-properties officeooo:rsid="003574fb" officeooo:paragraph-rsid="00454575" style:language-asian="zh" style:country-asian="CN"/>
    </style:style>
    <style:style style:name="P4" style:family="paragraph" style:parent-style-name="Standard">
      <style:paragraph-properties fo:line-height="150%"/>
      <style:text-properties officeooo:rsid="00367a49" officeooo:paragraph-rsid="00454575" style:language-asian="zh" style:country-asian="CN"/>
    </style:style>
    <style:style style:name="P5" style:family="paragraph" style:parent-style-name="Standard">
      <style:paragraph-properties fo:line-height="150%"/>
      <style:text-properties officeooo:rsid="00389a42" officeooo:paragraph-rsid="00454575" style:language-asian="zh" style:country-asian="CN"/>
    </style:style>
    <style:style style:name="P6" style:family="paragraph" style:parent-style-name="Standard">
      <style:paragraph-properties fo:line-height="150%"/>
      <style:text-properties officeooo:rsid="0039eed6" officeooo:paragraph-rsid="0044dab2" style:language-asian="zh" style:country-asian="CN"/>
    </style:style>
    <style:style style:name="P7" style:family="paragraph" style:parent-style-name="Standard">
      <style:paragraph-properties fo:line-height="150%"/>
      <style:text-properties officeooo:rsid="003b6ea3" officeooo:paragraph-rsid="00454575" style:language-asian="zh" style:country-asian="CN"/>
    </style:style>
    <style:style style:name="P8" style:family="paragraph" style:parent-style-name="Standard">
      <style:paragraph-properties fo:line-height="150%"/>
      <style:text-properties officeooo:rsid="003bc402" officeooo:paragraph-rsid="00454575" style:language-asian="zh" style:country-asian="CN"/>
    </style:style>
    <style:style style:name="P9" style:family="paragraph" style:parent-style-name="Standard">
      <style:paragraph-properties fo:line-height="150%"/>
      <style:text-properties officeooo:rsid="0010c2c1" officeooo:paragraph-rsid="00417f7d" style:language-asian="zh" style:country-asian="CN"/>
    </style:style>
    <style:style style:name="P10" style:family="paragraph" style:parent-style-name="Standard">
      <style:paragraph-properties fo:line-height="150%"/>
      <style:text-properties officeooo:rsid="000954fe" officeooo:paragraph-rsid="00454575"/>
    </style:style>
    <style:style style:name="P11" style:family="paragraph" style:parent-style-name="Standard">
      <style:paragraph-properties fo:line-height="150%" fo:text-align="center" style:justify-single-word="false"/>
      <style:text-properties style:font-name="宋体" fo:font-size="12pt" officeooo:rsid="000653f1" officeooo:paragraph-rsid="003f9c02" style:font-name-asian="宋体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宋体" fo:font-size="12pt" officeooo:rsid="000653f1" officeooo:paragraph-rsid="003f9c02" style:font-name-asian="宋体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宋体" fo:font-size="12pt" officeooo:rsid="000653f1" officeooo:paragraph-rsid="000653f1" style:font-name-asian="宋体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宋体" fo:font-size="12pt" officeooo:rsid="0007f5c7" officeooo:paragraph-rsid="0007f5c7" style:font-name-asian="宋体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宋体" fo:font-size="12pt" officeooo:rsid="0017b626" officeooo:paragraph-rsid="0017b626" style:font-name-asian="宋体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宋体" fo:font-size="12pt" officeooo:rsid="000954fe" officeooo:paragraph-rsid="000954fe" style:font-name-asian="宋体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宋体" fo:font-size="12pt" officeooo:rsid="000abe1e" officeooo:paragraph-rsid="0017b626" style:font-name-asian="宋体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宋体" fo:font-size="12pt" officeooo:rsid="00258d07" officeooo:paragraph-rsid="00275efb" style:font-name-asian="宋体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宋体" fo:font-size="12pt" officeooo:rsid="002708f6" officeooo:paragraph-rsid="002708f6" style:font-name-asian="宋体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宋体" fo:font-size="12pt" officeooo:rsid="000653f1" officeooo:paragraph-rsid="000653f1" style:font-name-asian="宋体" style:font-size-asian="12pt" style:language-asian="zh" style:country-asian="CN" style:font-size-complex="12pt"/>
    </style:style>
    <style:style style:name="P21" style:family="paragraph" style:parent-style-name="Standard">
      <style:paragraph-properties fo:line-height="150%"/>
      <style:text-properties style:font-name="宋体" fo:font-size="12pt" officeooo:rsid="001809a2" officeooo:paragraph-rsid="001809a2" style:font-name-asian="宋体" style:font-size-asian="12pt" style:language-asian="zh" style:country-asian="CN" style:font-size-complex="12pt"/>
    </style:style>
    <style:style style:name="P22" style:family="paragraph" style:parent-style-name="Standard">
      <style:paragraph-properties fo:line-height="150%"/>
      <style:text-properties style:font-name="宋体" fo:font-size="12pt" officeooo:rsid="001e2350" officeooo:paragraph-rsid="001e2350" style:font-name-asian="宋体" style:font-size-asian="12pt" style:language-asian="zh" style:country-asian="CN" style:font-size-complex="12pt"/>
    </style:style>
    <style:style style:name="P23" style:family="paragraph" style:parent-style-name="Standard">
      <style:paragraph-properties fo:line-height="150%"/>
      <style:text-properties style:font-name="宋体" fo:font-size="12pt" officeooo:rsid="0022dd57" officeooo:paragraph-rsid="004b1a0f" style:font-name-asian="宋体" style:font-size-asian="12pt" style:language-asian="zh" style:country-asian="CN" style:font-size-complex="12pt"/>
    </style:style>
    <style:style style:name="P24" style:family="paragraph" style:parent-style-name="Standard">
      <style:paragraph-properties fo:line-height="150%"/>
      <style:text-properties style:font-name="宋体" fo:font-size="12pt" officeooo:rsid="002999b2" officeooo:paragraph-rsid="002999b2" style:font-name-asian="宋体" style:font-size-asian="12pt" style:language-asian="zh" style:country-asian="CN" style:font-size-complex="12pt"/>
    </style:style>
    <style:style style:name="P25" style:family="paragraph" style:parent-style-name="Standard">
      <style:paragraph-properties fo:line-height="150%"/>
      <style:text-properties style:font-name="宋体" fo:font-size="12pt" officeooo:rsid="00258d07" officeooo:paragraph-rsid="00258d07" style:font-name-asian="宋体" style:font-size-asian="12pt" style:language-asian="zh" style:country-asian="CN" style:font-size-complex="12pt"/>
    </style:style>
    <style:style style:name="P26" style:family="paragraph" style:parent-style-name="Standard">
      <style:paragraph-properties fo:line-height="150%"/>
      <style:text-properties style:font-name="宋体" fo:font-size="12pt" officeooo:rsid="002f7e7d" officeooo:paragraph-rsid="002f7e7d" style:font-name-asian="宋体" style:font-size-asian="12pt" style:language-asian="zh" style:country-asian="CN" style:font-size-complex="12pt"/>
    </style:style>
    <style:style style:name="P27" style:family="paragraph" style:parent-style-name="Standard">
      <style:paragraph-properties fo:line-height="150%"/>
      <style:text-properties style:font-name="宋体" fo:font-size="12pt" officeooo:rsid="003034bd" officeooo:paragraph-rsid="003034bd" style:font-name-asian="宋体" style:font-size-asian="12pt" style:language-asian="zh" style:country-asian="CN" style:font-size-complex="12pt"/>
    </style:style>
    <style:style style:name="P28" style:family="paragraph" style:parent-style-name="Standard">
      <style:paragraph-properties fo:line-height="150%"/>
      <style:text-properties style:font-name="宋体" fo:font-size="12pt" officeooo:rsid="00389a42" officeooo:paragraph-rsid="00389a42" style:font-name-asian="宋体" style:font-size-asian="12pt" style:language-asian="zh" style:country-asian="CN" style:font-size-complex="12pt"/>
    </style:style>
    <style:style style:name="P29" style:family="paragraph" style:parent-style-name="Standard">
      <style:paragraph-properties fo:line-height="150%"/>
      <style:text-properties style:font-name="宋体" fo:font-size="12pt" officeooo:rsid="00389a42" officeooo:paragraph-rsid="003d9ceb" style:font-name-asian="宋体" style:font-size-asian="12pt" style:language-asian="zh" style:country-asian="CN" style:font-size-complex="12pt"/>
    </style:style>
    <style:style style:name="P30" style:family="paragraph" style:parent-style-name="Standard">
      <style:paragraph-properties fo:line-height="150%"/>
      <style:text-properties style:font-name="宋体" fo:font-size="12pt" officeooo:rsid="00389a42" officeooo:paragraph-rsid="0044dab2" style:font-name-asian="宋体" style:font-size-asian="12pt" style:language-asian="zh" style:country-asian="CN" style:font-size-complex="12pt"/>
    </style:style>
    <style:style style:name="P31" style:family="paragraph" style:parent-style-name="Standard">
      <style:paragraph-properties fo:line-height="150%"/>
      <style:text-properties style:font-name="宋体" fo:font-size="12pt" officeooo:rsid="00367a49" officeooo:paragraph-rsid="00367a49" style:font-name-asian="宋体" style:font-size-asian="12pt" style:language-asian="zh" style:country-asian="CN" style:font-size-complex="12pt"/>
    </style:style>
    <style:style style:name="P32" style:family="paragraph" style:parent-style-name="Standard">
      <style:paragraph-properties fo:line-height="150%"/>
      <style:text-properties style:font-name="宋体" fo:font-size="12pt" officeooo:rsid="002bfd5c" officeooo:paragraph-rsid="002bfd5c" style:font-name-asian="宋体" style:font-size-asian="12pt" style:language-asian="zh" style:country-asian="CN" style:font-size-complex="12pt"/>
    </style:style>
    <style:style style:name="P33" style:family="paragraph" style:parent-style-name="Standard">
      <style:paragraph-properties fo:line-height="150%"/>
      <style:text-properties style:font-name="宋体" fo:font-size="12pt" officeooo:rsid="002e4fc5" officeooo:paragraph-rsid="002e4fc5" style:font-name-asian="宋体" style:font-size-asian="12pt" style:language-asian="zh" style:country-asian="CN" style:font-size-complex="12pt"/>
    </style:style>
    <style:style style:name="P34" style:family="paragraph" style:parent-style-name="Standard">
      <style:paragraph-properties fo:line-height="150%"/>
      <style:text-properties style:font-name="宋体" fo:font-size="12pt" officeooo:rsid="00275efb" officeooo:paragraph-rsid="00275efb" style:font-name-asian="宋体" style:font-size-asian="12pt" style:language-asian="zh" style:country-asian="CN" style:font-size-complex="12pt"/>
    </style:style>
    <style:style style:name="P35" style:family="paragraph" style:parent-style-name="Standard">
      <style:paragraph-properties fo:line-height="150%"/>
      <style:text-properties style:font-name="宋体" fo:font-size="12pt" officeooo:rsid="002708f6" officeooo:paragraph-rsid="002708f6" style:font-name-asian="宋体" style:font-size-asian="12pt" style:language-asian="zh" style:country-asian="CN" style:font-size-complex="12pt"/>
    </style:style>
    <style:style style:name="P36" style:family="paragraph" style:parent-style-name="Standard">
      <style:paragraph-properties fo:line-height="150%"/>
      <style:text-properties style:font-name="宋体" fo:font-size="12pt" officeooo:rsid="003bc402" officeooo:paragraph-rsid="003bc402" style:font-name-asian="宋体" style:font-size-asian="12pt" style:language-asian="zh" style:country-asian="CN" style:font-size-complex="12pt"/>
    </style:style>
    <style:style style:name="P37" style:family="paragraph" style:parent-style-name="Standard">
      <style:paragraph-properties fo:line-height="150%"/>
      <style:text-properties style:font-name="宋体" fo:font-size="12pt" officeooo:rsid="0041426d" officeooo:paragraph-rsid="0041426d" style:font-name-asian="宋体" style:font-size-asian="12pt" style:language-asian="zh" style:country-asian="CN" style:font-size-complex="12pt"/>
    </style:style>
    <style:style style:name="P38" style:family="paragraph" style:parent-style-name="Standard">
      <style:paragraph-properties fo:line-height="150%"/>
      <style:text-properties style:font-name="宋体" fo:font-size="12pt" officeooo:rsid="004362de" officeooo:paragraph-rsid="004362de" style:font-name-asian="宋体" style:font-size-asian="12pt" style:language-asian="zh" style:country-asian="CN" style:font-size-complex="12pt"/>
    </style:style>
    <style:style style:name="P39" style:family="paragraph" style:parent-style-name="Standard">
      <style:paragraph-properties fo:line-height="150%"/>
      <style:text-properties style:font-name="宋体" fo:font-size="12pt" officeooo:rsid="0043b191" officeooo:paragraph-rsid="0043b191" style:font-name-asian="宋体" style:font-size-asian="12pt" style:language-asian="zh" style:country-asian="CN" style:font-size-complex="12pt"/>
    </style:style>
    <style:style style:name="P40" style:family="paragraph" style:parent-style-name="Standard">
      <style:paragraph-properties fo:line-height="150%"/>
      <style:text-properties style:font-name="宋体" fo:font-size="12pt" officeooo:rsid="0044dab2" officeooo:paragraph-rsid="0044dab2" style:font-name-asian="宋体" style:font-size-asian="12pt" style:language-asian="zh" style:country-asian="CN" style:font-size-complex="12pt"/>
    </style:style>
    <style:style style:name="P41" style:family="paragraph" style:parent-style-name="Standard">
      <style:paragraph-properties fo:line-height="150%"/>
      <style:text-properties style:font-name="宋体" fo:font-size="12pt" officeooo:rsid="00454575" officeooo:paragraph-rsid="00454575" style:font-name-asian="宋体" style:font-size-asian="12pt" style:language-asian="zh" style:country-asian="CN" style:font-size-complex="12pt"/>
    </style:style>
    <style:style style:name="P42" style:family="paragraph" style:parent-style-name="Standard">
      <style:paragraph-properties fo:line-height="150%"/>
      <style:text-properties style:font-name="宋体" fo:font-size="10.5pt" officeooo:rsid="001809a2" officeooo:paragraph-rsid="003f9c02" style:font-name-asian="宋体" style:font-size-asian="10.5pt" style:font-size-complex="10.5pt"/>
    </style:style>
    <style:style style:name="P43" style:family="paragraph" style:parent-style-name="Standard">
      <style:paragraph-properties fo:line-height="150%"/>
      <style:text-properties style:font-name="宋体" fo:font-size="10.5pt" officeooo:rsid="000c9ba6" officeooo:paragraph-rsid="003f9c02" style:font-name-asian="宋体" style:font-size-asian="10.5pt" style:font-size-complex="10.5pt"/>
    </style:style>
    <style:style style:name="P44" style:family="paragraph" style:parent-style-name="Standard">
      <style:paragraph-properties fo:line-height="150%"/>
      <style:text-properties style:font-name="宋体" fo:font-size="10.5pt" officeooo:rsid="001f7bd5" officeooo:paragraph-rsid="004362de" style:font-name-asian="宋体" style:font-size-asian="10.5pt" style:font-size-complex="10.5pt"/>
    </style:style>
    <style:style style:name="P45" style:family="paragraph" style:parent-style-name="Standard">
      <style:paragraph-properties fo:line-height="150%"/>
      <style:text-properties style:font-name="宋体" fo:font-size="10.5pt" officeooo:rsid="00258d07" officeooo:paragraph-rsid="00454575" style:font-name-asian="宋体" style:font-size-asian="10.5pt" style:font-size-complex="10.5pt"/>
    </style:style>
    <style:style style:name="P46" style:family="paragraph" style:parent-style-name="Standard">
      <style:paragraph-properties fo:line-height="150%"/>
      <style:text-properties style:font-name="宋体" fo:font-size="10.5pt" officeooo:rsid="000c9ba6" officeooo:paragraph-rsid="003f9c02" style:font-name-asian="宋体" style:font-size-asian="10.5pt" style:language-asian="zh" style:country-asian="CN" style:font-size-complex="10.5pt"/>
    </style:style>
    <style:style style:name="P47" style:family="paragraph" style:parent-style-name="Standard">
      <style:paragraph-properties fo:line-height="150%"/>
      <style:text-properties style:font-name="宋体" fo:font-size="10.5pt" officeooo:rsid="0010334b" officeooo:paragraph-rsid="003f9c02" style:font-name-asian="宋体" style:font-size-asian="10.5pt" style:language-asian="zh" style:country-asian="CN" style:font-size-complex="10.5pt"/>
    </style:style>
    <style:style style:name="P48" style:family="paragraph" style:parent-style-name="Standard">
      <style:paragraph-properties fo:line-height="150%"/>
      <style:text-properties style:font-name="宋体" fo:font-size="10.5pt" officeooo:rsid="00127378" officeooo:paragraph-rsid="003f9c02" style:font-name-asian="宋体" style:font-size-asian="10.5pt" style:language-asian="zh" style:country-asian="CN" style:font-size-complex="10.5pt"/>
    </style:style>
    <style:style style:name="P49" style:family="paragraph" style:parent-style-name="Standard">
      <style:paragraph-properties fo:line-height="150%"/>
      <style:text-properties style:font-name="宋体" fo:font-size="10.5pt" officeooo:rsid="00139cce" officeooo:paragraph-rsid="003f9c02" style:font-name-asian="宋体" style:font-size-asian="10.5pt" style:language-asian="zh" style:country-asian="CN" style:font-size-complex="10.5pt"/>
    </style:style>
    <style:style style:name="P50" style:family="paragraph" style:parent-style-name="Standard">
      <style:paragraph-properties fo:line-height="150%"/>
      <style:text-properties style:font-name="宋体" fo:font-size="10.5pt" officeooo:rsid="0022af21" officeooo:paragraph-rsid="0041426d" style:font-name-asian="宋体" style:font-size-asian="10.5pt" style:language-asian="zh" style:country-asian="CN" style:font-size-complex="10.5pt"/>
    </style:style>
    <style:style style:name="P51" style:family="paragraph" style:parent-style-name="Standard">
      <style:paragraph-properties fo:line-height="150%"/>
      <style:text-properties style:font-name="宋体" fo:font-size="10.5pt" officeooo:rsid="001485dd" officeooo:paragraph-rsid="0041426d" style:font-name-asian="宋体" style:font-size-asian="10.5pt" style:language-asian="zh" style:country-asian="CN" style:font-size-complex="10.5pt"/>
    </style:style>
    <style:style style:name="P52" style:family="paragraph" style:parent-style-name="Standard">
      <style:paragraph-properties fo:line-height="150%"/>
      <style:text-properties style:font-name="宋体" fo:font-size="10.5pt" officeooo:rsid="0016c035" officeooo:paragraph-rsid="0041426d" style:font-name-asian="宋体" style:font-size-asian="10.5pt" style:language-asian="zh" style:country-asian="CN" style:font-size-complex="10.5pt"/>
    </style:style>
    <style:style style:name="P53" style:family="paragraph" style:parent-style-name="Standard">
      <style:paragraph-properties fo:line-height="150%"/>
      <style:text-properties style:font-name="宋体" fo:font-size="10.5pt" officeooo:rsid="0010c2c1" officeooo:paragraph-rsid="00417f7d" style:font-name-asian="宋体" style:font-size-asian="10.5pt" style:language-asian="zh" style:country-asian="CN" style:font-size-complex="10.5pt"/>
    </style:style>
    <style:style style:name="P54" style:family="paragraph" style:parent-style-name="Standard">
      <style:paragraph-properties fo:line-height="150%"/>
      <style:text-properties style:font-name="宋体" fo:font-size="10.5pt" officeooo:rsid="0016c82a" officeooo:paragraph-rsid="00417f7d" style:font-name-asian="宋体" style:font-size-asian="10.5pt" style:language-asian="zh" style:country-asian="CN" style:font-size-complex="10.5pt"/>
    </style:style>
    <style:style style:name="P55" style:family="paragraph" style:parent-style-name="Standard">
      <style:paragraph-properties fo:line-height="150%"/>
      <style:text-properties style:font-name="宋体" fo:font-size="10.5pt" officeooo:rsid="002086b8" officeooo:paragraph-rsid="004362de" style:font-name-asian="宋体" style:font-size-asian="10.5pt" style:language-asian="zh" style:country-asian="CN" style:font-size-complex="10.5pt"/>
    </style:style>
    <style:style style:name="P56" style:family="paragraph" style:parent-style-name="Standard">
      <style:paragraph-properties fo:line-height="150%"/>
      <style:text-properties style:font-name="宋体" fo:font-size="10.5pt" officeooo:rsid="0022dd57" officeooo:paragraph-rsid="004362de" style:font-name-asian="宋体" style:font-size-asian="10.5pt" style:language-asian="zh" style:country-asian="CN" style:font-size-complex="10.5pt"/>
    </style:style>
    <style:style style:name="P57" style:family="paragraph" style:parent-style-name="Standard">
      <style:paragraph-properties fo:line-height="150%"/>
      <style:text-properties style:font-name="宋体" fo:font-size="10.5pt" officeooo:rsid="00240f83" officeooo:paragraph-rsid="004362de" style:font-name-asian="宋体" style:font-size-asian="10.5pt" style:language-asian="zh" style:country-asian="CN" style:font-size-complex="10.5pt"/>
    </style:style>
    <style:style style:name="P58" style:family="paragraph" style:parent-style-name="Standard">
      <style:paragraph-properties fo:line-height="150%"/>
      <style:text-properties style:font-name="宋体" fo:font-size="10.5pt" officeooo:rsid="002999b2" officeooo:paragraph-rsid="004362de" style:font-name-asian="宋体" style:font-size-asian="10.5pt" style:language-asian="zh" style:country-asian="CN" style:font-size-complex="10.5pt"/>
    </style:style>
    <style:style style:name="P59" style:family="paragraph" style:parent-style-name="Standard">
      <style:paragraph-properties fo:line-height="150%"/>
      <style:text-properties style:font-name="宋体" fo:font-size="10.5pt" officeooo:rsid="002f7e7d" officeooo:paragraph-rsid="004362de" style:font-name-asian="宋体" style:font-size-asian="10.5pt" style:language-asian="zh" style:country-asian="CN" style:font-size-complex="10.5pt"/>
    </style:style>
    <style:style style:name="P60" style:family="paragraph" style:parent-style-name="Standard">
      <style:paragraph-properties fo:line-height="150%"/>
      <style:text-properties style:font-name="宋体" fo:font-size="10.5pt" officeooo:rsid="003034bd" officeooo:paragraph-rsid="004362de" style:font-name-asian="宋体" style:font-size-asian="10.5pt" style:language-asian="zh" style:country-asian="CN" style:font-size-complex="10.5pt"/>
    </style:style>
    <style:style style:name="P61" style:family="paragraph" style:parent-style-name="Standard">
      <style:paragraph-properties fo:line-height="150%"/>
      <style:text-properties style:font-name="宋体" fo:font-size="10.5pt" officeooo:rsid="003034bd" officeooo:paragraph-rsid="0043b191" style:font-name-asian="宋体" style:font-size-asian="10.5pt" style:language-asian="zh" style:country-asian="CN" style:font-size-complex="10.5pt"/>
    </style:style>
    <style:style style:name="P62" style:family="paragraph" style:parent-style-name="Standard">
      <style:paragraph-properties fo:line-height="150%"/>
      <style:text-properties style:font-name="宋体" fo:font-size="10.5pt" officeooo:rsid="00389a42" officeooo:paragraph-rsid="0043b191" style:font-name-asian="宋体" style:font-size-asian="10.5pt" style:language-asian="zh" style:country-asian="CN" style:font-size-complex="10.5pt"/>
    </style:style>
    <style:style style:name="P63" style:family="paragraph" style:parent-style-name="Standard">
      <style:paragraph-properties fo:line-height="150%"/>
      <style:text-properties style:font-name="宋体" fo:font-size="10.5pt" officeooo:rsid="00389a42" officeooo:paragraph-rsid="0044dab2" style:font-name-asian="宋体" style:font-size-asian="10.5pt" style:language-asian="zh" style:country-asian="CN" style:font-size-complex="10.5pt"/>
    </style:style>
    <style:style style:name="P64" style:family="paragraph" style:parent-style-name="Standard">
      <style:paragraph-properties fo:line-height="150%"/>
      <style:text-properties style:font-name="宋体" fo:font-size="10.5pt" officeooo:rsid="003abd33" officeooo:paragraph-rsid="0044dab2" style:font-name-asian="宋体" style:font-size-asian="10.5pt" style:language-asian="zh" style:country-asian="CN" style:font-size-complex="10.5pt"/>
    </style:style>
    <style:style style:name="P65" style:family="paragraph" style:parent-style-name="Standard">
      <style:paragraph-properties fo:line-height="150%"/>
      <style:text-properties style:font-name="宋体" fo:font-size="10.5pt" officeooo:rsid="00367a49" officeooo:paragraph-rsid="00454575" style:font-name-asian="宋体" style:font-size-asian="10.5pt" style:language-asian="zh" style:country-asian="CN" style:font-size-complex="10.5pt"/>
    </style:style>
    <style:style style:name="P66" style:family="paragraph" style:parent-style-name="Standard">
      <style:paragraph-properties fo:line-height="150%"/>
      <style:text-properties style:font-name="宋体" fo:font-size="10.5pt" officeooo:rsid="00454575" officeooo:paragraph-rsid="00454575" style:font-name-asian="宋体" style:font-size-asian="10.5pt" style:language-asian="zh" style:country-asian="CN" style:font-size-complex="10.5pt"/>
    </style:style>
    <style:style style:name="P67" style:family="paragraph" style:parent-style-name="Standard">
      <style:paragraph-properties fo:line-height="150%"/>
      <style:text-properties style:font-name="宋体" fo:font-size="10.5pt" officeooo:rsid="002dd950" officeooo:paragraph-rsid="00454575" style:font-name-asian="宋体" style:font-size-asian="10.5pt" style:language-asian="zh" style:country-asian="CN" style:font-size-complex="10.5pt"/>
    </style:style>
    <style:style style:name="P68" style:family="paragraph" style:parent-style-name="Standard">
      <style:paragraph-properties fo:line-height="150%"/>
      <style:text-properties style:font-name="宋体" fo:font-size="10.5pt" officeooo:rsid="00258d07" officeooo:paragraph-rsid="00454575" style:font-name-asian="宋体" style:font-size-asian="10.5pt" style:language-asian="zh" style:country-asian="CN" style:font-size-complex="10.5pt"/>
    </style:style>
    <style:style style:name="P69" style:family="paragraph" style:parent-style-name="Standard">
      <style:paragraph-properties fo:line-height="150%"/>
      <style:text-properties style:font-name="宋体" fo:font-size="10.5pt" officeooo:rsid="002e4fc5" officeooo:paragraph-rsid="00454575" style:font-name-asian="宋体" style:font-size-asian="10.5pt" style:language-asian="zh" style:country-asian="CN" style:font-size-complex="10.5pt"/>
    </style:style>
    <style:style style:name="P70" style:family="paragraph" style:parent-style-name="Standard">
      <style:paragraph-properties fo:line-height="150%"/>
      <style:text-properties style:font-name="宋体" fo:font-size="10.5pt" officeooo:rsid="00275efb" officeooo:paragraph-rsid="00454575" style:font-name-asian="宋体" style:font-size-asian="10.5pt" style:language-asian="zh" style:country-asian="CN" style:font-size-complex="10.5pt"/>
    </style:style>
    <style:style style:name="P71" style:family="paragraph" style:parent-style-name="Standard">
      <style:paragraph-properties fo:line-height="150%"/>
      <style:text-properties style:font-name="宋体" fo:font-size="10.5pt" officeooo:rsid="00493734" officeooo:paragraph-rsid="00493734" style:font-name-asian="宋体" style:font-size-asian="10.5pt" style:language-asian="zh" style:country-asian="CN" style:font-size-complex="10.5pt"/>
    </style:style>
    <style:style style:name="P72" style:family="paragraph" style:parent-style-name="Standard">
      <style:paragraph-properties fo:line-height="150%" fo:text-align="center" style:justify-single-word="false" fo:break-before="page"/>
      <style:text-properties style:font-name="宋体" fo:font-size="12pt" officeooo:rsid="000653f1" officeooo:paragraph-rsid="003f9c02" style:font-name-asian="宋体" style:font-size-asian="12pt" style:font-size-complex="12pt"/>
    </style:style>
    <style:style style:name="P73" style:family="paragraph" style:parent-style-name="Text_20_body">
      <style:text-properties style:font-name="宋体" fo:font-size="12pt" officeooo:rsid="003f9c02" officeooo:paragraph-rsid="003f9c02" style:font-name-asian="宋体" style:font-size-asian="12pt" style:language-asian="zh" style:country-asian="CN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宋体" fo:font-size="12pt" officeooo:rsid="003f9c02" officeooo:paragraph-rsid="003f9c02" style:font-name-asian="宋体" style:font-size-asian="12pt" style:language-asian="zh" style:country-asian="CN" style:font-size-complex="12pt"/>
    </style:style>
    <style:style style:name="P75" style:family="paragraph" style:parent-style-name="Table_20_Contents">
      <style:text-properties style:font-name="宋体" fo:font-size="10.5pt" style:font-name-asian="宋体" style:font-size-asian="10.5pt" style:font-size-complex="10.5pt"/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</style:style>
    <style:style style:name="P78" style:family="paragraph" style:parent-style-name="Title">
      <style:paragraph-properties fo:break-before="page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07f5c7" style:language-asian="zh" style:country-asian="CN"/>
    </style:style>
    <style:style style:name="T3" style:family="text">
      <style:text-properties officeooo:rsid="000954fe" style:language-asian="zh" style:country-asian="CN"/>
    </style:style>
    <style:style style:name="T4" style:family="text">
      <style:text-properties officeooo:rsid="000abe1e" style:language-asian="zh" style:country-asian="CN"/>
    </style:style>
    <style:style style:name="T5" style:family="text">
      <style:text-properties officeooo:rsid="000653f1" style:language-asian="zh" style:country-asian="CN"/>
    </style:style>
    <style:style style:name="T6" style:family="text">
      <style:text-properties officeooo:rsid="0017b626" style:language-asian="zh" style:country-asian="CN"/>
    </style:style>
    <style:style style:name="T7" style:family="text">
      <style:text-properties officeooo:rsid="001809a2" style:language-asian="zh" style:country-asian="CN"/>
    </style:style>
    <style:style style:name="T8" style:family="text">
      <style:text-properties officeooo:rsid="0018dffd" style:language-asian="zh" style:country-asian="CN"/>
    </style:style>
    <style:style style:name="T9" style:family="text">
      <style:text-properties officeooo:rsid="0019bb53" style:language-asian="zh" style:country-asian="CN"/>
    </style:style>
    <style:style style:name="T10" style:family="text">
      <style:text-properties officeooo:rsid="001afe4a" style:language-asian="zh" style:country-asian="CN"/>
    </style:style>
    <style:style style:name="T11" style:family="text">
      <style:text-properties officeooo:rsid="001cf71d" style:language-asian="zh" style:country-asian="CN"/>
    </style:style>
    <style:style style:name="T12" style:family="text">
      <style:text-properties officeooo:rsid="001d88b6" style:language-asian="zh" style:country-asian="CN"/>
    </style:style>
    <style:style style:name="T13" style:family="text">
      <style:text-properties officeooo:rsid="001e2350" style:language-asian="zh" style:country-asian="CN"/>
    </style:style>
    <style:style style:name="T14" style:family="text">
      <style:text-properties officeooo:rsid="002086b8" style:language-asian="zh" style:country-asian="CN"/>
    </style:style>
    <style:style style:name="T15" style:family="text">
      <style:text-properties officeooo:rsid="002708f6" style:language-asian="zh" style:country-asian="CN"/>
    </style:style>
    <style:style style:name="T16" style:family="text">
      <style:text-properties officeooo:rsid="00275efb" style:language-asian="zh" style:country-asian="CN"/>
    </style:style>
    <style:style style:name="T17" style:family="text">
      <style:text-properties officeooo:rsid="003f9c02" style:language-asian="zh" style:country-asian="CN"/>
    </style:style>
    <style:style style:name="T18" style:family="text">
      <style:text-properties officeooo:rsid="0044dab2" style:language-asian="zh" style:country-asian="CN"/>
    </style:style>
    <style:style style:name="T19" style:family="text">
      <style:text-properties officeooo:rsid="00454575" style:language-asian="zh" style:country-asian="CN"/>
    </style:style>
    <style:style style:name="T20" style:family="text">
      <style:text-properties officeooo:rsid="000c9ba6"/>
    </style:style>
    <style:style style:name="T21" style:family="text">
      <style:text-properties officeooo:rsid="00156ce1"/>
    </style:style>
    <style:style style:name="T22" style:family="text">
      <style:text-properties officeooo:rsid="0016c82a"/>
    </style:style>
    <style:style style:name="T23" style:family="text">
      <style:text-properties officeooo:rsid="001ac9cd"/>
    </style:style>
    <style:style style:name="T24" style:family="text">
      <style:text-properties officeooo:rsid="0020ca84"/>
    </style:style>
    <style:style style:name="T25" style:family="text">
      <style:text-properties fo:font-variant="normal" fo:text-transform="none" fo:color="#000000" fo:letter-spacing="normal" fo:font-style="normal" fo:font-weight="normal" officeooo:rsid="003f9c02" style:language-asian="zh" style:country-asian="CN"/>
    </style:style>
    <style:style style:name="T26" style:family="text">
      <style:text-properties fo:font-variant="normal" fo:text-transform="none" fo:color="#000000" fo:letter-spacing="normal" fo:font-style="normal" fo:font-weight="normal" officeooo:rsid="003f9c02" style:language-asian="zh" style:country-asian="CN" loext:padding="0cm" loext:border="none"/>
    </style:style>
    <style:style style:name="T27" style:family="text">
      <style:text-properties fo:font-variant="normal" fo:text-transform="none" fo:color="#000088" fo:letter-spacing="normal" fo:font-style="normal" fo:font-weight="normal" officeooo:rsid="003f9c02" style:language-asian="zh" style:country-asian="CN" loext:padding="0cm" loext:border="none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officeooo:rsid="002bfd5c"/>
    </style:style>
    <style:style style:name="T30" style:family="text">
      <style:text-properties officeooo:rsid="002e4fc5"/>
    </style:style>
    <style:style style:name="T31" style:family="text">
      <style:text-properties officeooo:rsid="00258d07"/>
    </style:style>
    <style:style style:name="T32" style:family="text">
      <style:text-properties officeooo:rsid="0010c2c1"/>
    </style:style>
    <style:style style:name="T33" style:family="text">
      <style:text-properties officeooo:rsid="003298c5"/>
    </style:style>
    <style:style style:name="T34" style:family="text">
      <style:text-properties officeooo:rsid="00337b14"/>
    </style:style>
    <style:style style:name="T35" style:family="text">
      <style:text-properties officeooo:rsid="0036af99"/>
    </style:style>
    <style:style style:name="T36" style:family="text">
      <style:text-properties officeooo:rsid="0039eed6"/>
    </style:style>
    <style:style style:name="T37" style:family="text">
      <style:text-properties officeooo:rsid="003d9ceb"/>
    </style:style>
    <style:style style:name="T38" style:family="text">
      <style:text-properties style:font-name="宋体" fo:font-size="12pt" style:font-name-asian="宋体" style:font-size-asian="12pt" style:font-size-complex="12pt"/>
    </style:style>
    <style:style style:name="T39" style:family="text">
      <style:text-properties style:font-name="宋体" fo:font-size="12pt" officeooo:rsid="002bfd5c" style:font-name-asian="宋体" style:font-size-asian="12pt" style:font-size-complex="12pt"/>
    </style:style>
    <style:style style:name="T40" style:family="text">
      <style:text-properties style:font-name="宋体" fo:font-size="12pt" officeooo:rsid="003bc402" style:font-name-asian="宋体" style:font-size-asian="12pt" style:font-size-complex="12pt"/>
    </style:style>
    <style:style style:name="T41" style:family="text">
      <style:text-properties style:font-name="宋体" fo:font-size="12pt" officeooo:rsid="00454575" style:font-name-asian="宋体" style:font-size-asian="12pt" style:font-size-complex="12pt"/>
    </style:style>
    <style:style style:name="T42" style:family="text">
      <style:text-properties style:font-name="宋体" fo:font-size="12pt" officeooo:rsid="004781c7" style:font-name-asian="宋体" style:font-size-asian="12pt" style:font-size-complex="12pt"/>
    </style:style>
    <style:style style:name="T43" style:family="text">
      <style:text-properties style:font-name="宋体" fo:font-size="12pt" style:font-name-asian="宋体" style:font-size-asian="12pt" style:language-asian="zh" style:country-asian="CN" style:font-size-complex="12pt"/>
    </style:style>
    <style:style style:name="T44" style:family="text">
      <style:text-properties style:font-name="宋体" fo:font-size="12pt" officeooo:rsid="002bfd5c" style:font-name-asian="宋体" style:font-size-asian="12pt" style:language-asian="zh" style:country-asian="CN" style:font-size-complex="12pt"/>
    </style:style>
    <style:style style:name="T45" style:family="text">
      <style:text-properties style:font-name="宋体" fo:font-size="12pt" officeooo:rsid="00454575" style:font-name-asian="宋体" style:font-size-asian="12pt" style:language-asian="zh" style:country-asian="CN" style:font-size-complex="12pt"/>
    </style:style>
    <style:style style:name="T46" style:family="text">
      <style:text-properties style:font-name="宋体" fo:font-size="12pt" officeooo:rsid="004781c7" style:font-name-asian="宋体" style:font-size-asian="12pt" style:language-asian="zh" style:country-asian="CN" style:font-size-complex="12pt"/>
    </style:style>
    <style:style style:name="T47" style:family="text">
      <style:text-properties style:font-name="宋体" fo:font-size="10.5pt" style:font-name-asian="宋体" style:font-size-asian="10.5pt" style:font-size-complex="10.5pt"/>
    </style:style>
    <style:style style:name="T48" style:family="text">
      <style:text-properties style:font-name="宋体" fo:font-size="10.5pt" officeooo:rsid="000e9903" style:font-name-asian="宋体" style:font-size-asian="10.5pt" style:font-size-complex="10.5pt"/>
    </style:style>
    <style:style style:name="T49" style:family="text">
      <style:text-properties officeooo:rsid="004362de"/>
    </style:style>
    <style:style style:name="T50" style:family="text">
      <style:text-properties officeooo:rsid="0043b191"/>
    </style:style>
    <style:style style:name="T51" style:family="text">
      <style:text-properties officeooo:rsid="0044dab2"/>
    </style:style>
    <style:style style:name="T52" style:family="text">
      <style:text-properties officeooo:rsid="00454575"/>
    </style:style>
    <style:style style:name="T53" style:family="text">
      <style:text-properties officeooo:rsid="004937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itle">PostgreSQL 10.1 <text:span text:style-name="T2">64位</text:span><text:span text:style-name="T3">源码</text:span><text:span text:style-name="T1">安装手册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B"/>
        <table:table-row>
          <table:table-cell table:style-name="表格1.A1" office:value-type="string">
            <text:p text:style-name="P74">文档日期</text:p>
          </table:table-cell>
          <table:table-cell table:style-name="表格1.A1" office:value-type="string">
            <text:p text:style-name="P74">文档版本</text:p>
          </table:table-cell>
          <table:table-cell table:style-name="表格1.A1" office:value-type="string">
            <text:p text:style-name="P74">版本作者</text:p>
          </table:table-cell>
          <table:table-cell table:style-name="表格1.D1" office:value-type="string">
            <text:p text:style-name="P74">版本内容</text:p>
          </table:table-cell>
        </table:table-row>
        <table:table-row>
          <table:table-cell table:style-name="表格1.A2" office:value-type="string">
            <text:p text:style-name="P74">2018-01-23</text:p>
          </table:table-cell>
          <table:table-cell table:style-name="表格1.B2" office:value-type="string">
            <text:p text:style-name="P74">V1.0</text:p>
          </table:table-cell>
          <table:table-cell table:style-name="表格1.C2" office:value-type="string">
            <text:p text:style-name="P74">龚浩杰</text:p>
          </table:table-cell>
          <table:table-cell table:style-name="表格1.D2" office:value-type="string">
            <text:p text:style-name="P74">创建文档</text:p>
          </table:table-cell>
        </table:table-row>
        <table:table-row>
          <table:table-cell table:style-name="表格1.A3" office:value-type="string">
            <text:p text:style-name="P74"/>
          </table:table-cell>
          <table:table-cell table:style-name="表格1.B3" office:value-type="string">
            <text:p text:style-name="P74"/>
          </table:table-cell>
          <table:table-cell table:style-name="表格1.C3" office:value-type="string">
            <text:p text:style-name="P74"/>
          </table:table-cell>
          <table:table-cell table:style-name="表格1.D3" office:value-type="string">
            <text:p text:style-name="P74"/>
          </table:table-cell>
        </table:table-row>
        <table:table-row>
          <table:table-cell table:style-name="表格1.C4" office:value-type="string">
            <text:p text:style-name="P74"/>
          </table:table-cell>
          <table:table-cell table:style-name="表格1.B4" office:value-type="string">
            <text:p text:style-name="P74"/>
          </table:table-cell>
          <table:table-cell table:style-name="表格1.C4" office:value-type="string">
            <text:p text:style-name="P74"/>
          </table:table-cell>
          <table:table-cell table:style-name="表格1.D4" office:value-type="string">
            <text:p text:style-name="P74"/>
          </table:table-cell>
        </table:table-row>
      </table:table>
      <text:p text:style-name="P12"><text:span text:style-name="T1"/>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79">内容目录</text:p>
          </text:index-title>
          <text:p text:style-name="P80"><text:a xlink:type="simple" xlink:href="#__RefHeading___Toc841_2358753664" text:style-name="Index_20_Link" text:visited-style-name="Index_20_Link">1 系统环境<text:tab/>3</text:a></text:p>
          <text:p text:style-name="P80"><text:a xlink:type="simple" xlink:href="#__RefHeading___Toc843_2358753664" text:style-name="Index_20_Link" text:visited-style-name="Index_20_Link">2 先决条件<text:tab/>3</text:a></text:p>
          <text:p text:style-name="P81"><text:a xlink:type="simple" xlink:href="#__RefHeading___Toc845_2358753664" text:style-name="Index_20_Link" text:visited-style-name="Index_20_Link">2.1 必要组件<text:tab/>3</text:a></text:p>
          <text:p text:style-name="P81"><text:a xlink:type="simple" xlink:href="#__RefHeading___Toc847_2358753664" text:style-name="Index_20_Link" text:visited-style-name="Index_20_Link">2.2 可选组件<text:tab/>3</text:a></text:p>
          <text:p text:style-name="P80"><text:a xlink:type="simple" xlink:href="#__RefHeading___Toc849_2358753664" text:style-name="Index_20_Link" text:visited-style-name="Index_20_Link">3 准备工作<text:tab/>4</text:a></text:p>
          <text:p text:style-name="P81"><text:a xlink:type="simple" xlink:href="#__RefHeading___Toc851_2358753664" text:style-name="Index_20_Link" text:visited-style-name="Index_20_Link">3.1 创建用户与组<text:tab/>4</text:a></text:p>
          <text:p text:style-name="P81"><text:a xlink:type="simple" xlink:href="#__RefHeading___Toc853_2358753664" text:style-name="Index_20_Link" text:visited-style-name="Index_20_Link">3.2 创建安装路径<text:tab/>4</text:a></text:p>
          <text:p text:style-name="P81"><text:a xlink:type="simple" xlink:href="#__RefHeading___Toc855_2358753664" text:style-name="Index_20_Link" text:visited-style-name="Index_20_Link">3.3 更改路径的属组<text:tab/>4</text:a></text:p>
          <text:p text:style-name="P81"><text:a xlink:type="simple" xlink:href="#__RefHeading___Toc857_2358753664" text:style-name="Index_20_Link" text:visited-style-name="Index_20_Link">3.4 配置环境变量<text:tab/>4</text:a></text:p>
          <text:p text:style-name="P81"><text:a xlink:type="simple" xlink:href="#__RefHeading___Toc859_2358753664" text:style-name="Index_20_Link" text:visited-style-name="Index_20_Link">3.5 设置系统内核参数<text:tab/>4</text:a></text:p>
          <text:p text:style-name="P81"><text:a xlink:type="simple" xlink:href="#__RefHeading___Toc861_2358753664" text:style-name="Index_20_Link" text:visited-style-name="Index_20_Link">3.6 设置安全资源限制<text:tab/>5</text:a></text:p>
          <text:p text:style-name="P80"><text:a xlink:type="simple" xlink:href="#__RefHeading___Toc863_2358753664" text:style-name="Index_20_Link" text:visited-style-name="Index_20_Link">4 数据库安装<text:tab/>5</text:a></text:p>
          <text:p text:style-name="P81"><text:a xlink:type="simple" xlink:href="#__RefHeading___Toc865_2358753664" text:style-name="Index_20_Link" text:visited-style-name="Index_20_Link">4.1 下载源代码并解压缩<text:tab/>5</text:a></text:p>
          <text:p text:style-name="P81"><text:a xlink:type="simple" xlink:href="#__RefHeading___Toc867_2358753664" text:style-name="Index_20_Link" text:visited-style-name="Index_20_Link">4.2 编译安装<text:tab/>5</text:a></text:p>
          <text:p text:style-name="P80"><text:a xlink:type="simple" xlink:href="#__RefHeading___Toc869_2358753664" text:style-name="Index_20_Link" text:visited-style-name="Index_20_Link">5 数据库设置<text:tab/>6</text:a></text:p>
          <text:p text:style-name="P81"><text:a xlink:type="simple" xlink:href="#__RefHeading___Toc871_2358753664" text:style-name="Index_20_Link" text:visited-style-name="Index_20_Link">5.1初始化数据库<text:tab/>6</text:a></text:p>
          <text:p text:style-name="P81"><text:a xlink:type="simple" xlink:href="#__RefHeading___Toc873_2358753664" text:style-name="Index_20_Link" text:visited-style-name="Index_20_Link">5.2 编辑参数文件<text:tab/>6</text:a></text:p>
          <text:p text:style-name="P81"><text:a xlink:type="simple" xlink:href="#__RefHeading___Toc875_2358753664" text:style-name="Index_20_Link" text:visited-style-name="Index_20_Link">5.3 编辑连接认证文件<text:tab/>6</text:a></text:p>
          <text:p text:style-name="P81"><text:a xlink:type="simple" xlink:href="#__RefHeading___Toc877_2358753664" text:style-name="Index_20_Link" text:visited-style-name="Index_20_Link">5.4 启动数据库<text:tab/>6</text:a></text:p>
          <text:p text:style-name="P80"><text:a xlink:type="simple" xlink:href="#__RefHeading___Toc879_2358753664" text:style-name="Index_20_Link" text:visited-style-name="Index_20_Link">6 安装扩展插件<text:tab/>6</text:a></text:p>
          <text:p text:style-name="P81"><text:a xlink:type="simple" xlink:href="#__RefHeading___Toc881_2358753664" text:style-name="Index_20_Link" text:visited-style-name="Index_20_Link">6.1 安装DBLink<text:tab/>6</text:a></text:p>
          <text:p text:style-name="P81"><text:a xlink:type="simple" xlink:href="#__RefHeading___Toc883_2358753664" text:style-name="Index_20_Link" text:visited-style-name="Index_20_Link">6.2 安装plperlu编程语言扩展<text:tab/>7</text:a></text:p>
          <text:p text:style-name="P81"><text:a xlink:type="simple" xlink:href="#__RefHeading___Toc885_2358753664" text:style-name="Index_20_Link" text:visited-style-name="Index_20_Link">6.3 安装plpgsql debugger<text:tab/>7</text:a></text:p>
          <text:p text:style-name="P81"><text:a xlink:type="simple" xlink:href="#__RefHeading___Toc887_2358753664" text:style-name="Index_20_Link" text:visited-style-name="Index_20_Link">6.4 安装orafce<text:tab/>7</text:a></text:p>
          <text:p text:style-name="P80"><text:a xlink:type="simple" xlink:href="#__RefHeading___Toc889_2358753664" text:style-name="Index_20_Link" text:visited-style-name="Index_20_Link">7 安装相关程序<text:tab/>8</text:a></text:p>
          <text:p text:style-name="P81"><text:a xlink:type="simple" xlink:href="#__RefHeading___Toc891_2358753664" text:style-name="Index_20_Link" text:visited-style-name="Index_20_Link">7.1 安装DBI数据接口<text:tab/>8</text:a></text:p>
          <text:p text:style-name="P81"><text:a xlink:type="simple" xlink:href="#__RefHeading___Toc893_2358753664" text:style-name="Index_20_Link" text:visited-style-name="Index_20_Link">7.2 安装PGBouncer连接池<text:tab/>8</text:a></text:p>
          <text:p text:style-name="P80"><text:a xlink:type="simple" xlink:href="#__RefHeading___Toc895_2358753664" text:style-name="Index_20_Link" text:visited-style-name="Index_20_Link">8 常用操作<text:tab/>8</text:a></text:p>
          <text:p text:style-name="P81"><text:a xlink:type="simple" xlink:href="#__RefHeading___Toc897_2358753664" text:style-name="Index_20_Link" text:visited-style-name="Index_20_Link">8.1 创建用户并授权<text:tab/>8</text:a></text:p>
          <text:p text:style-name="P81"><text:a xlink:type="simple" xlink:href="#__RefHeading___Toc899_2358753664" text:style-name="Index_20_Link" text:visited-style-name="Index_20_Link">8.2 创建数据库<text:tab/>9</text:a></text:p>
          <text:p text:style-name="P81"><text:a xlink:type="simple" xlink:href="#__RefHeading___Toc901_2358753664" text:style-name="Index_20_Link" text:visited-style-name="Index_20_Link">8.3 创建表空间<text:tab/>9</text:a></text:p>
          <text:p text:style-name="P81"><text:a xlink:type="simple" xlink:href="#__RefHeading___Toc903_2358753664" text:style-name="Index_20_Link" text:visited-style-name="Index_20_Link">8.4 创建模式<text:tab/>9</text:a></text:p>
          <text:p text:style-name="P80"><text:a xlink:type="simple" xlink:href="#__RefHeading___Toc905_2358753664" text:style-name="Index_20_Link" text:visited-style-name="Index_20_Link">附录A 参考文档<text:tab/>10</text:a></text:p>
          <text:p text:style-name="P80"><text:a xlink:type="simple" xlink:href="#__RefHeading___Toc909_2358753664" text:style-name="Index_20_Link" text:visited-style-name="Index_20_Link">附录B 参数文件postgresql.conf样例　　<text:tab/>11</text:a></text:p>
        </text:index-body>
      </text:table-of-content>
      <text:p text:style-name="P12"><text:span text:style-name="T1"/></text:p>
      <text:p text:style-name="P78">PostgreSQL 10.1 <text:span text:style-name="T2">64位</text:span><text:span text:style-name="T3">源码</text:span><text:span text:style-name="T1">安装手册</text:span></text:p>
      <text:p text:style-name="P20"/>
      <text:h text:style-name="Heading_20_1" text:outline-level="1"><text:bookmark-start text:name="__RefHeading___Toc841_2358753664"/>1 系统环境<text:bookmark-end text:name="__RefHeading___Toc841_2358753664"/></text:h>
      <text:p text:style-name="P13"><text:span text:style-name="T3">　　</text:span><text:span text:style-name="T1">主机架构：Intel x86服务器</text:span></text:p>
      <text:p text:style-name="P13"><text:span text:style-name="T3">　　</text:span><text:span text:style-name="T1">操作系统：CentOS 6.5 x64</text:span></text:p>
      <text:p text:style-name="P13"><text:span text:style-name="T3">　　</text:span><text:span text:style-name="T1">CPU型号：Intel Core i5-2310 CPU 2.90GHz 4Cores</text:span></text:p>
      <text:p text:style-name="P13"><text:span text:style-name="T3">　　</text:span><text:span text:style-name="T1">内存型号：Kingston 16G DDR3 1333MHz</text:span></text:p>
      <text:p text:style-name="P14"><text:span text:style-name="T3">　　</text:span><text:span text:style-name="T1">安装路径：/data/</text:span><text:span text:style-name="T17">postgres</text:span></text:p>
      <text:h text:style-name="Heading_20_1" text:outline-level="1"><text:bookmark-start text:name="__RefHeading___Toc843_2358753664"/>2 先决条件<text:bookmark-end text:name="__RefHeading___Toc843_2358753664"/></text:h>
      <text:h text:style-name="Heading_20_2" text:outline-level="2"><text:bookmark-start text:name="__RefHeading___Toc845_2358753664"/>2.1 必要组件<text:bookmark-end text:name="__RefHeading___Toc845_2358753664"/></text:h>
      <text:p text:style-name="P15"><text:span text:style-name="T1">　　以下是</text:span><text:span text:style-name="T5">PostgreSQL</text:span><text:span text:style-name="T1">的必需组件，按要求进行安装：</text:span></text:p>
      <text:p text:style-name="P16"><text:span text:style-name="T1">　　make</text:span><text:span text:style-name="T4">的</text:span><text:span text:style-name="T1">版本</text:span><text:span text:style-name="T4">需要</text:span><text:span text:style-name="T1">3.80或更新；</text:span></text:p>
      <text:p text:style-name="P16"><text:span text:style-name="T1">　　gcc</text:span><text:span text:style-name="T4">没有版本要求</text:span><text:span text:style-name="T1">，</text:span><text:span text:style-name="T4">但</text:span><text:span text:style-name="T1">建议升级至最新版本；</text:span></text:p>
      <text:p text:style-name="P16"><text:span text:style-name="T1">　　</text:span><text:span text:style-name="T4">t</text:span><text:span text:style-name="T1">ar、gzip或bzip2</text:span><text:span text:style-name="T4">用以</text:span><text:span text:style-name="T1">解压缩源</text:span><text:span text:style-name="T4">代</text:span><text:span text:style-name="T1">码；</text:span></text:p>
      <text:p text:style-name="P16"><text:span text:style-name="T1">　　readline可以</text:span><text:span text:style-name="T4">简化psql的操作，</text:span><text:span text:style-name="T6">除非显式禁用否则必需安装</text:span><text:span text:style-name="T4">；</text:span></text:p>
      <text:p text:style-name="P17"><text:span text:style-name="T1">　　zlib默认用以压缩归档日志和转储文件，</text:span><text:span text:style-name="T6">除非显式禁用否则必需安装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2"><text:span text:style-name="T1">yum install make gcc tar gzip bzip2 </text:span><text:span text:style-name="T9">r</text:span><text:span text:style-name="T1">eadline readline-devel zlib </text:span><text:span text:style-name="T10">zlib-devel</text:span><text:span text:style-name="T17"> </text:span><text:span text:style-name="T25">-</text:span><text:span text:style-name="T26">-setopt=protected_multilib=</text:span><text:span text:style-name="T27">false</text:span></text:p>
          </table:table-cell>
        </table:table-row>
      </table:table>
      <text:h text:style-name="Heading_20_2" text:outline-level="2"><text:bookmark-start text:name="__RefHeading___Toc847_2358753664"/>2.2 可选组件<text:bookmark-end text:name="__RefHeading___Toc847_2358753664"/></text:h>
      <text:p text:style-name="P15"><text:span text:style-name="T1">　　以下是</text:span><text:span text:style-name="T5">PostgreSQL</text:span><text:span text:style-name="T1">的可选组件，考虑到日常使用的习惯，强烈建议安装：</text:span></text:p>
      <text:p text:style-name="P15"><text:span text:style-name="T1">　　</text:span><text:span text:style-name="T7">perl用以支持PL/Perl语言的数据库函数，版本需要5.8.3或更新；</text:span></text:p>
      <text:p text:style-name="P21">　　openssl用以支持客户端加密连接，版本需要0.9.8或更新；</text:p>
      <text:p text:style-name="P21">　　pam用以支持权限认证服务。</text:p>
      <text:p text:style-name="P22">　　uuid用以支持通用唯一识别码扩展。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2"><text:span text:style-name="T1">yum <text:s/>install perl perl-devel perl-ExtUtils-Embed op</text:span><text:span text:style-name="T8">en</text:span><text:span text:style-name="T1">ssl </text:span><text:span text:style-name="T11">openssl-devel </text:span><text:span text:style-name="T1">pam </text:span><text:span text:style-name="T12">pam-devel </text:span><text:span text:style-name="T13">uuid uuid-devel</text:span></text:p>
          </table:table-cell>
        </table:table-row>
      </table:table>
      <text:h text:style-name="Heading_20_1" text:outline-level="1"><text:bookmark-start text:name="__RefHeading___Toc849_2358753664"/><text:soft-page-break/>3 准备工作<text:bookmark-end text:name="__RefHeading___Toc849_2358753664"/></text:h>
      <text:h text:style-name="Heading_20_2" text:outline-level="2"><text:bookmark-start text:name="__RefHeading___Toc851_2358753664"/>3.1 创建用户与组<text:bookmark-end text:name="__RefHeading___Toc851_2358753664"/></text:h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6">groupadd pgdba</text:p>
            <text:p text:style-name="P43">useradd -g pgdba postgres</text:p>
            <text:p text:style-name="P43">passwd postgres</text:p>
          </table:table-cell>
        </table:table-row>
      </table:table>
      <text:h text:style-name="Heading_20_2" text:outline-level="2"><text:bookmark-start text:name="__RefHeading___Toc853_2358753664"/>3.2 创建安装路径<text:bookmark-end text:name="__RefHeading___Toc853_2358753664"/></text:h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7">mkdir -p /data/postgres/pgdata/pg_data</text:p>
            <text:p text:style-name="P47">mkdir -p /data/postgres/pgdata/pg_arch</text:p>
            <text:p text:style-name="P47">mkdir -p /data/postgres/pgdata/pg_<text:span text:style-name="T24">log</text:span></text:p>
            <text:p text:style-name="P47">mkdir -p /data/postgres/alert</text:p>
          </table:table-cell>
        </table:table-row>
      </table:table>
      <text:h text:style-name="Heading_20_2" text:outline-level="2"><text:bookmark-start text:name="__RefHeading___Toc855_2358753664"/>3.3 更改路径的属组<text:bookmark-end text:name="__RefHeading___Toc855_2358753664"/></text:h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8">chown -R postgres.pgdba /data/</text:p>
            <text:p text:style-name="P48">chown -R postgres.pgdba /data/postgres/pgdata/pg_data</text:p>
            <text:p text:style-name="P48">chown -R postgres.pgdba /data/postgres/pgdata/pg_arch</text:p>
            <text:p text:style-name="P48">chown -R postgres.pgdba /data/postgres/pgdata/pg_<text:span text:style-name="T24">log</text:span></text:p>
            <text:p text:style-name="P48">chown -R postgres.pgdba /data/postgres/alert</text:p>
          </table:table-cell>
        </table:table-row>
      </table:table>
      <text:h text:style-name="Heading_20_2" text:outline-level="2"><text:bookmark-start text:name="__RefHeading___Toc857_2358753664"/>3.4 配置环境变量<text:bookmark-end text:name="__RefHeading___Toc857_2358753664"/></text:h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9">su - postgres</text:p>
            <text:p text:style-name="P49">vi .bash_profile</text:p>
          </table:table-cell>
        </table:table-row>
      </table:table>
      <text:p text:style-name="P73">　　在打开的文件中追加如下内容，其中个别路径可能随系统不同或安装路径不同有所调整。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49">export PGHOME=/data/postgres</text:p>
            <text:p text:style-name="P49">export PGALERT=/data/postgres/alert</text:p>
            <text:p text:style-name="P49">export PGDATA=/data/postgres/pgdata/pg_data</text:p>
            <text:p text:style-name="P49">export PGARCHIVE=/data/postgres/pgdata/pg_arch</text:p>
            <text:p text:style-name="P49">export LANG=en_US.utf8</text:p>
            <text:p text:style-name="P49">export LD_LIBRARY_PATH=$PGHOME/lib:/lib64:/usr/lib64:/usr/local/lib64:/lib:/usr/</text:p>
            <text:p text:style-name="P49">lib:/usr/local/lib</text:p>
            <text:p text:style-name="P49">export DATE=`date +"%Y%m%d%H%M"`</text:p>
            <text:p text:style-name="P49">export PATH=$PGHOME/bin:/<text:span text:style-name="T33">usr</text:span>/pgbouncer/bin:$PATH:$HOME/bin</text:p>
            <text:p text:style-name="P49">export MANPATH=$PGHOME/share/man:$MANPATH</text:p>
            <text:p text:style-name="P49">export PATH</text:p>
          </table:table-cell>
        </table:table-row>
      </table:table>
      <text:h text:style-name="Heading_20_2" text:outline-level="2"><text:bookmark-start text:name="__RefHeading___Toc859_2358753664"/>3.5 设置系统内核参数<text:bookmark-end text:name="__RefHeading___Toc859_2358753664"/></text:h>
      <table:table table:name="表格9" table:style-name="表格9">
        <table:table-column table:style-name="表格9.A"/>
        <table:table-row>
          <table:table-cell table:style-name="表格9.A1" office:value-type="string">
            <text:p text:style-name="P50">vi /etc/sysctl.conf</text:p>
          </table:table-cell>
        </table:table-row>
      </table:table>
      <text:p text:style-name="Text_20_body"/>
      <text:p text:style-name="P37"><text:soft-page-break/>　　在打开的文件中追加如下内容。其中个别项目有冲突的，将原项目注释掉即可。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51">kernel.shmmax = 68719476736</text:p>
            <text:p text:style-name="P51">kernel.shmall = 4294967296</text:p>
            <text:p text:style-name="P51">net.ipv4.tcp_fin_timeout = 30</text:p>
            <text:p text:style-name="P51">kernel.sem = 250 32000 100 128 </text:p>
            <text:p text:style-name="P51">fs.file-max = 6815744</text:p>
            <text:p text:style-name="P51">fs.aio-max-nr = 1048576</text:p>
            <text:p text:style-name="P51">net.ipv4.ip_local_port_range = 1024 65500 </text:p>
            <text:p text:style-name="P51">net.core.rmem_default = 4194304 </text:p>
            <text:p text:style-name="P51">net.core.wmem_default = 262144 </text:p>
            <text:p text:style-name="P51">net.core.rmem_max = 4194304 </text:p>
            <text:p text:style-name="P51">net.core.wmem_max = 1048576 </text:p>
            <text:p text:style-name="P51">net.ipv4.tcp_window_scaling=0</text:p>
            <text:p text:style-name="P51">net.ipv4.tcp_max_syn_backlog = 40960</text:p>
          </table:table-cell>
        </table:table-row>
      </table:table>
      <text:h text:style-name="Heading_20_2" text:outline-level="2"><text:bookmark-start text:name="__RefHeading___Toc861_2358753664"/>3.6 设置安全资源限制<text:bookmark-end text:name="__RefHeading___Toc861_2358753664"/></text:h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52">vi /etc/security/limits.conf</text:p>
          </table:table-cell>
        </table:table-row>
      </table:table>
      <text:p text:style-name="P37">　　在打开的文件中追加如下内容。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52"><text:span text:style-name="T20">postgres</text:span> <text:s/>soft <text:s text:c="3"/>nofile <text:s/>131072</text:p>
            <text:p text:style-name="P52"><text:span text:style-name="T20">postgres</text:span> <text:s/>hard <text:s text:c="3"/>nofile <text:s/>131072</text:p>
            <text:p text:style-name="P52"><text:span text:style-name="T20">postgres</text:span> <text:s/>soft <text:s text:c="3"/>nproc <text:s text:c="2"/>131072</text:p>
            <text:p text:style-name="P52"><text:span text:style-name="T20">postgres</text:span> <text:s/>hard <text:s text:c="3"/>nproc <text:s text:c="2"/>131072</text:p>
            <text:p text:style-name="P52"><text:span text:style-name="T20">postgres</text:span> <text:s/>soft <text:s text:c="3"/>core <text:s text:c="3"/>unlimited</text:p>
            <text:p text:style-name="P52"><text:span text:style-name="T20">postgres</text:span> <text:s/>hard <text:s text:c="3"/>core <text:s text:c="3"/>unlimited</text:p>
            <text:p text:style-name="P52"><text:span text:style-name="T20">postgres</text:span> <text:s/>soft <text:s text:c="3"/>memlock 50000000</text:p>
            <text:p text:style-name="P52"><text:span text:style-name="T20">postgres</text:span> <text:s/>hard <text:s text:c="3"/>memlock 50000000</text:p>
          </table:table-cell>
        </table:table-row>
      </table:table>
      <text:h text:style-name="Heading_20_1" text:outline-level="1"><text:bookmark-start text:name="__RefHeading___Toc863_2358753664"/>4 数据库安装<text:bookmark-end text:name="__RefHeading___Toc863_2358753664"/></text:h>
      <text:h text:style-name="Heading_20_2" text:outline-level="2"><text:bookmark-start text:name="__RefHeading___Toc865_2358753664"/><text:span text:style-name="T21">4.1</text:span> 下载源代码<text:span text:style-name="T22">并解压缩</text:span><text:bookmark-end text:name="__RefHeading___Toc865_2358753664"/></text:h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9"><text:span text:style-name="T47">wget </text:span><text:a xlink:type="simple" xlink:href="https://ftp.postgresql.org/pub/source/v10.1/postgresql-10.1.tar.bz2" text:style-name="Internet_20_link" text:visited-style-name="Visited_20_Internet_20_Link"><text:span text:style-name="T48">https://ftp.postgresql.org/pub/source/v10.1/postgresql-10.1.tar.bz2</text:span></text:a></text:p>
            <text:p text:style-name="P53">bzip2 -d postgresql-10.1.tar.bz2</text:p>
            <text:p text:style-name="P53">tar -xvf postgresql-10.1.tar</text:p>
          </table:table-cell>
        </table:table-row>
      </table:table>
      <text:h text:style-name="Heading_20_2" text:outline-level="2"><text:bookmark-start text:name="__RefHeading___Toc867_2358753664"/>4.2 编译安装<text:bookmark-end text:name="__RefHeading___Toc867_2358753664"/></text:h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54">cd postgresql-10.1</text:p>
            <text:p text:style-name="P54">./configure --prefix=/data/postgres/ --with-pgport=5432 --with-segsize=4 --with-wal-segsize=64 --with-wal-blocksize=8 --with-perl --with-openssl --with-pam --enable-thread-safety --with-ossp-uuid --with-lib<text:span text:style-name="T23">rarie</text:span>s=/usr/local/lib</text:p>
            <text:p text:style-name="P54"><text:soft-page-break/>make &amp;&amp; make install</text:p>
          </table:table-cell>
        </table:table-row>
      </table:table>
      <text:h text:style-name="Heading_20_1" text:outline-level="1"><text:bookmark-start text:name="__RefHeading___Toc869_2358753664"/>5 数据库设置<text:bookmark-end text:name="__RefHeading___Toc869_2358753664"/></text:h>
      <text:h text:style-name="Heading_20_2" text:outline-level="2"><text:bookmark-start text:name="__RefHeading___Toc871_2358753664"/>5.1初始化数据库<text:bookmark-end text:name="__RefHeading___Toc871_2358753664"/></text:h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55">su - postgres</text:p>
            <text:p text:style-name="P44">initdb --encoding=utf8 -D /data/postgres/pgdata/<text:span text:style-name="T14">pg_data</text:span></text:p>
          </table:table-cell>
        </table:table-row>
      </table:table>
      <text:h text:style-name="Heading_20_2" text:outline-level="2"><text:bookmark-start text:name="__RefHeading___Toc873_2358753664"/><text:span text:style-name="T14">5.</text:span><text:span text:style-name="T1">2 编辑参数文件</text:span><text:bookmark-end text:name="__RefHeading___Toc873_2358753664"/></text:h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71">mv $PGDATA/postgresql.conf $PGDATA/postgresql.conf.bak</text:p>
            <text:p text:style-name="P56">vi $PGDATA/postgresql.conf</text:p>
          </table:table-cell>
        </table:table-row>
      </table:table>
      <text:p text:style-name="P23"><text:span text:style-name="T49">　　</text:span>参数文件<text:span text:style-name="T53">样例</text:span>见<text:span text:style-name="T49">附录，完整版的参数文件可查阅备份后的参数文件。参数文件中对于资源的分配可以根据实际机器的性能进行调整。部分参数相比PG9版本发生了变动，如password_encryption、wal_level等，需要特别留意。</text:span></text:p>
      <text:h text:style-name="Heading_20_2" text:outline-level="2"><text:bookmark-start text:name="__RefHeading___Toc875_2358753664"/>5.3 编辑连接认证文件<text:bookmark-end text:name="__RefHeading___Toc875_2358753664"/></text:h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57">vi $PGDATA/pg_hda.conf</text:p>
          </table:table-cell>
        </table:table-row>
      </table:table>
      <text:p text:style-name="P24"><text:span text:style-name="T49">　　</text:span>样例如下，可根据实际情况配置<text:span text:style-name="T49">：</text:span>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58">local<text:tab/>all<text:tab/><text:tab/>all<text:tab/><text:tab/><text:tab/>trust</text:p>
            <text:p text:style-name="P58">host<text:tab/>all<text:tab/><text:tab/>all<text:tab/>127.0.0.1/32<text:tab/>md5</text:p>
            <text:p text:style-name="P58">host<text:tab/>replication<text:tab/>all<text:tab/>10.0.0.1/32<text:tab/>md5</text:p>
          </table:table-cell>
        </table:table-row>
      </table:table>
      <text:h text:style-name="Heading_20_2" text:outline-level="2"><text:bookmark-start text:name="__RefHeading___Toc877_2358753664"/>5.4 启动数据库<text:bookmark-end text:name="__RefHeading___Toc877_2358753664"/></text:h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55">pg_ctl -D /data/postgres/pgdata/pg_data -l logfile start</text:p>
          </table:table-cell>
        </table:table-row>
      </table:table>
      <text:h text:style-name="Heading_20_1" text:outline-level="1"><text:bookmark-start text:name="__RefHeading___Toc879_2358753664"/>6 安装扩展插件<text:bookmark-end text:name="__RefHeading___Toc879_2358753664"/></text:h>
      <text:h text:style-name="Heading_20_2" text:outline-level="2"><text:bookmark-start text:name="__RefHeading___Toc881_2358753664"/>6.1 安装DBLink<text:bookmark-end text:name="__RefHeading___Toc881_2358753664"/></text:h>
      <text:p text:style-name="P26"><text:span text:style-name="T49">　　dblink插件已经集成在数据库的源代码中，</text:span>进入源码路径<text:span text:style-name="T49">并编译安装：</text:span>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59">cd /root/<text:span text:style-name="T32">postgresql-10.1/</text:span>contrib/dblink</text:p>
            <text:p text:style-name="P60">make &amp;&amp; make install</text:p>
          </table:table-cell>
        </table:table-row>
      </table:table>
      <text:p text:style-name="P27"><text:span text:style-name="T49">　　</text:span>导入dblink脚本<text:span text:style-name="T49">：</text:span></text:p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60">su - postgres</text:p>
            <text:p text:style-name="P60">psql &lt; /data/postgres/share/extension/dblink--1.2.sql</text:p>
          </table:table-cell>
        </table:table-row>
      </table:table>
      <text:p text:style-name="P27"><text:span text:style-name="T49">　　登录</text:span>数据库创建扩展<text:span text:style-name="T49">：</text:span></text:p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60">psql</text:p>
            <text:p text:style-name="P60">create extension dblink;</text:p>
          </table:table-cell>
        </table:table-row>
      </table:table>
      <text:h text:style-name="Heading_20_2" text:outline-level="2"><text:bookmark-start text:name="__RefHeading___Toc883_2358753664"/><text:soft-page-break/>6.2 安装plperlu编程语言扩展<text:bookmark-end text:name="__RefHeading___Toc883_2358753664"/></text:h>
      <text:p text:style-name="P38">　　<text:span text:style-name="T51">plperlu插件已经集成在数据库的源代码中，</text:span>导入plperlu脚本，<text:span text:style-name="T51">扩展</text:span>会自动创建：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60">su - postgres</text:p>
            <text:p text:style-name="P60">psql &lt; /data/postgres/share/extension/<text:span text:style-name="T34">plperlu--1.0</text:span>.sql</text:p>
          </table:table-cell>
        </table:table-row>
      </table:table>
      <text:p text:style-name="P38">　　注1：在该版本的PostgreSQL当中，createlang命令已经被移除，不再支持旧版本的创建方式。</text:p>
      <text:h text:style-name="Heading_20_2" text:outline-level="2"><text:bookmark-start text:name="__RefHeading___Toc885_2358753664"/>6.3 安装plpgsql debugger<text:bookmark-end text:name="__RefHeading___Toc885_2358753664"/></text:h>
      <text:p text:style-name="P28"><text:span text:style-name="T50">　　</text:span>该插件由社区代码库提供，因此<text:span text:style-name="T50">首先</text:span>需要安装git组件<text:span text:style-name="T50">：</text:span></text:p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62">yum install git</text:p>
          </table:table-cell>
        </table:table-row>
      </table:table>
      <text:p text:style-name="P28"><text:span text:style-name="T50">　　</text:span>获取<text:span text:style-name="T50">plpgsql debugger的</text:span>源代码<text:span text:style-name="T50">：</text:span></text:p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62">git clone git://git.postgresql.org/git/pldebugger.git </text:p>
          </table:table-cell>
        </table:table-row>
      </table:table>
      <text:p text:style-name="P28"><text:span text:style-name="T50">　　声明数据库部分工具的路径，并</text:span>编译安装<text:span text:style-name="T50">：</text:span>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62">cd pldebugger </text:p>
            <text:p text:style-name="P62">export PATH=/data/postgres/bin:$PATH <text:s/></text:p>
            <text:p text:style-name="P62">USE_PGXS=1 make clean <text:s/></text:p>
            <text:p text:style-name="P62">USE_PGXS=1 make <text:s/></text:p>
            <text:p text:style-name="P62">USE_PGXS=1 make install </text:p>
          </table:table-cell>
        </table:table-row>
      </table:table>
      <text:p text:style-name="P39">　　注1：由于该插件使用了perl的编程框架，因此在编译安装时必须使用USE_PGXS=1的参数，否则可能会编译失败。</text:p>
      <text:p text:style-name="P28"><text:span text:style-name="T50">　　</text:span>修改<text:span text:style-name="T50">postgresql.conf</text:span>配置文件<text:span text:style-name="T50">：</text:span>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61">su - postgres</text:p>
            <text:p text:style-name="P62">cd $PGDATA <text:s/></text:p>
            <text:p text:style-name="P62">vi postgresql.conf <text:s/></text:p>
          </table:table-cell>
        </table:table-row>
      </table:table>
      <text:p text:style-name="P39">　　找到如下项目并进行修改：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62">shared_preload_libraries = '$libdir/plugin_debugger'</text:p>
          </table:table-cell>
        </table:table-row>
      </table:table>
      <text:p text:style-name="P39">　　重启数据库并创建扩展：</text:p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62">pg_ctl restart -m fast </text:p>
            <text:p text:style-name="P62">psql</text:p>
            <text:p text:style-name="P62">create extension pldbgapi;</text:p>
          </table:table-cell>
        </table:table-row>
      </table:table>
      <text:h text:style-name="Heading_20_2" text:outline-level="2"><text:bookmark-start text:name="__RefHeading___Toc887_2358753664"/>6.4 安装orafce<text:bookmark-end text:name="__RefHeading___Toc887_2358753664"/></text:h>
      <text:p text:style-name="P40">　　下载orafce兼容包源代码并解压缩：</text:p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6"><text:span text:style-name="T47">wget </text:span><text:a xlink:type="simple" xlink:href="http://api.pgxn.org/dist/orafce/3.3.0/orafce-3.3.0.zip" text:style-name="Internet_20_link" text:visited-style-name="Visited_20_Internet_20_Link"><text:span text:style-name="T47">http://api.pgxn.org/dist/orafce/3.3.0/orafce-3.3.0.zip</text:span></text:a></text:p>
            <text:p text:style-name="P64">unzip orafce-3.3.0.zip</text:p>
            <text:p text:style-name="P64">cd orafce-3.3.0</text:p>
          </table:table-cell>
        </table:table-row>
      </table:table>
      <text:p text:style-name="P30"><text:span text:style-name="T50">　　声明数据库部分工具的路径，并</text:span>编译安装<text:span text:style-name="T50">：</text:span>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63">export PATH=/data/postgres/bin:$PATH <text:s/></text:p>
            <text:p text:style-name="P63"><text:soft-page-break/>make clean</text:p>
            <text:p text:style-name="P63">make</text:p>
            <text:p text:style-name="P63">make install</text:p>
          </table:table-cell>
        </table:table-row>
      </table:table>
      <text:p text:style-name="P29"><text:span text:style-name="T51">　　登录</text:span>数据库<text:span text:style-name="T51">并</text:span>创建扩展<text:span text:style-name="T51">：</text:span></text:p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63">psql</text:p>
            <text:p text:style-name="P63">create extension <text:span text:style-name="T37">orafce</text:span>;</text:p>
          </table:table-cell>
        </table:table-row>
      </table:table>
      <text:h text:style-name="Heading_20_1" text:outline-level="1"><text:bookmark-start text:name="__RefHeading___Toc889_2358753664"/>7 安装相关程序<text:bookmark-end text:name="__RefHeading___Toc889_2358753664"/></text:h>
      <text:h text:style-name="Heading_20_2" text:outline-level="2"><text:bookmark-start text:name="__RefHeading___Toc891_2358753664"/>7.1 安装DBI<text:span text:style-name="T18">数据接口</text:span><text:bookmark-end text:name="__RefHeading___Toc891_2358753664"/></text:h>
      <text:p text:style-name="P31"><text:span text:style-name="T52">　　</text:span>获取<text:span text:style-name="T52">DBI数据</text:span>接口源代码<text:span text:style-name="T52">并解压：</text:span></text:p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4"><text:span text:style-name="T47">wget </text:span><text:a xlink:type="simple" xlink:href="http://cpan.metacpan.org/authors/id/T/TI/TIMB/DBI-1.627.tar.gz" text:style-name="Internet_20_link" text:visited-style-name="Visited_20_Internet_20_Link"><text:span text:style-name="T47">http://cpan.metacpan.org/authors/id/T/TI/TIMB/DBI-1.627.tar.gz</text:span></text:a></text:p>
            <text:p text:style-name="P65">gunzip DBI-1.627.tar.gz</text:p>
            <text:p text:style-name="P65">tar -xvf DBI-1.627.tar</text:p>
          </table:table-cell>
        </table:table-row>
      </table:table>
      <text:p text:style-name="P31"><text:span text:style-name="T52">　　</text:span>编译并安装<text:span text:style-name="T52">：</text:span>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66">cd DBI-1.627</text:p>
            <text:p text:style-name="P65">perl Makefile.PL</text:p>
            <text:p text:style-name="P65">make <text:span text:style-name="T35">&amp;&amp; </text:span>make install</text:p>
          </table:table-cell>
        </table:table-row>
      </table:table>
      <text:h text:style-name="Heading_20_2" text:outline-level="2"><text:bookmark-start text:name="__RefHeading___Toc893_2358753664"/><text:span text:style-name="T36">7</text:span>.<text:span text:style-name="T36">2</text:span> <text:span text:style-name="T29">安装PGBounce</text:span><text:span text:style-name="T19">r连接池</text:span><text:bookmark-end text:name="__RefHeading___Toc893_2358753664"/></text:h>
      <text:p text:style-name="P32"><text:span text:style-name="T52">　　</text:span>安装<text:span text:style-name="T52">PGBouncer所需</text:span>必要组件<text:span text:style-name="T52">：</text:span></text:p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67">yum install libevent libevent-<text:span text:style-name="T30">devel</text:span> c-ares c-ares-<text:span text:style-name="T30">devel</text:span></text:p>
          </table:table-cell>
        </table:table-row>
      </table:table>
      <text:p text:style-name="P32"><text:span text:style-name="T52">　　</text:span>获取<text:span text:style-name="T52">PGBouncer连接池</text:span>源代码<text:span text:style-name="T52">并解压：</text:span>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68"><text:span text:style-name="T29">wget </text:span>http://pgbouncer.github.io/downloads/files/1.8.1/pgbouncer-1.8.1.tar.gz</text:p>
            <text:p text:style-name="P69">gunzip <text:span text:style-name="T31">pgbouncer-1.8.1.tar.gz</text:span></text:p>
            <text:p text:style-name="P69">tar -xvf <text:span text:style-name="T31">pgbouncer-1.8.1.tar</text:span></text:p>
          </table:table-cell>
        </table:table-row>
      </table:table>
      <text:p text:style-name="P33"><text:span text:style-name="T52">　　</text:span>编译并安装<text:span text:style-name="T52">，可以指定安装路径：</text:span></text:p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69">./configure --prefix=/<text:span text:style-name="T33">usr</text:span>/pgbouncer --with-libevent=libevent-prefix --with-pam</text:p>
            <text:p text:style-name="P69">make &amp;&amp; make install</text:p>
          </table:table-cell>
        </table:table-row>
      </table:table>
      <text:h text:style-name="Heading_20_1" text:outline-level="1"><text:bookmark-start text:name="__RefHeading___Toc895_2358753664"/><text:span text:style-name="T52">8</text:span> 常用操作<text:bookmark-end text:name="__RefHeading___Toc895_2358753664"/></text:h>
      <text:h text:style-name="Heading_20_2" text:outline-level="2"><text:bookmark-start text:name="__RefHeading___Toc897_2358753664"/><text:span text:style-name="T19">8</text:span><text:span text:style-name="T1">.1 创建用户</text:span><text:span text:style-name="T16">并授权</text:span><text:bookmark-end text:name="__RefHeading___Toc897_2358753664"/></text:h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70">create role gonghaojie password '***' login superuser;</text:p>
          </table:table-cell>
        </table:table-row>
      </table:table>
      <text:p text:style-name="P34">注1：若允许用户采用密码认证或系统认证方式登录，需要配置pg_hda.conf文件。</text:p>
      <text:p text:style-name="P34">注2：create user语句自带login权限。</text:p>
      <text:h text:style-name="Heading_20_2" text:outline-level="2"><text:bookmark-start text:name="__RefHeading___Toc899_2358753664"/><text:soft-page-break/><text:span text:style-name="T52">8</text:span>.2 创建数据库<text:bookmark-end text:name="__RefHeading___Toc899_2358753664"/></text:h>
      <table:table table:name="表格39" table:style-name="表格39">
        <table:table-column table:style-name="表格39.A"/>
        <table:table-row>
          <table:table-cell table:style-name="表格39.A1" office:value-type="string">
            <text:p text:style-name="P70">create database dbtest <text:span text:style-name="T52">owner gonghaojie</text:span>;</text:p>
          </table:table-cell>
        </table:table-row>
      </table:table>
      <text:p text:style-name="P34">注1：数据库可以显示指定字符集与语言。</text:p>
      <text:p text:style-name="P34">注2：数据库可以指定默认的表空间。</text:p>
      <text:p text:style-name="P25"/>
      <text:h text:style-name="Heading_20_2" text:outline-level="2"><text:bookmark-start text:name="__RefHeading___Toc901_2358753664"/><text:span text:style-name="T19">8</text:span><text:span text:style-name="T1">.</text:span><text:span text:style-name="T16">3</text:span><text:span text:style-name="T1"> 创建表空间</text:span><text:bookmark-end text:name="__RefHeading___Toc901_2358753664"/></text:h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45">create tablespace dbtest location '/data/postgres/pgdata/pg_da<text:span text:style-name="T15">ta2</text:span>';</text:p>
          </table:table-cell>
        </table:table-row>
      </table:table>
      <text:p text:style-name="P19"><text:span text:style-name="T1">注1：表空间的路径不可以属于$PGDATA路径。</text:span></text:p>
      <text:p text:style-name="P35">注2：可以在参数文件中配置数据库的默认表空间。</text:p>
      <text:p text:style-name="P35">注3：不同的表可以显式指定其存放的表空间。</text:p>
      <text:h text:style-name="Heading_20_2" text:outline-level="2"><text:bookmark-start text:name="__RefHeading___Toc903_2358753664"/><text:span text:style-name="T19">8</text:span><text:span text:style-name="T1">.</text:span><text:span text:style-name="T16">4</text:span><text:span text:style-name="T1"> </text:span><text:span text:style-name="T16">创建模式</text:span><text:bookmark-end text:name="__RefHeading___Toc903_2358753664"/></text:h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70">create schema dbtest;</text:p>
          </table:table-cell>
        </table:table-row>
      </table:table>
      <text:p text:style-name="P34">注1：创建完成之后可以修改配置文件中的search_path参数，以便简化日常查询。</text:p>
      <text:p text:style-name="P18"><text:span text:style-name="T16">注2：参数文件修改后需要调用pg_reload_conf()</text:span><text:span text:style-name="T19">函数</text:span><text:span text:style-name="T16">重载后生效。</text:span><text:span text:style-name="T1"> </text:span></text:p>
      <text:p text:style-name="P25"/>
      <text:p text:style-name="P25"/>
      <text:h text:style-name="P76" text:outline-level="1"/>
      <text:h text:style-name="P77" text:outline-level="1"><text:bookmark-start text:name="__RefHeading___Toc905_2358753664"/><text:span text:style-name="T52">附录A</text:span> 参考文档<text:bookmark-end text:name="__RefHeading___Toc905_2358753664"/></text:h>
      <text:p text:style-name="P10"><text:span text:style-name="T46">　　</text:span><text:span text:style-name="T45">一、</text:span><text:span text:style-name="T43">P</text:span><text:span text:style-name="T44">ostgreSQL</text:span><text:span text:style-name="T43">官方源码安装手册：</text:span></text:p>
      <text:p text:style-name="P10"><text:a xlink:type="simple" xlink:href="https://www.postgresql.org/docs/current/static/installation.html" text:style-name="Internet_20_link" text:visited-style-name="Visited_20_Internet_20_Link"><text:span text:style-name="T38">https://www.postgresql.org/docs/current/static/installation.html</text:span></text:a></text:p>
      <text:p text:style-name="P1"><text:span text:style-name="T42">　　</text:span><text:span text:style-name="T41">二、</text:span><text:span text:style-name="T38">P</text:span><text:span text:style-name="T39">ostgreSQL</text:span><text:span text:style-name="T38">源代码下载地址：</text:span></text:p>
      <text:p text:style-name="P1"><text:a xlink:type="simple" xlink:href="https://ftp.postgresql.org/pub/source/" text:style-name="Internet_20_link" text:visited-style-name="Visited_20_Internet_20_Link"><text:span text:style-name="T38">https://ftp.postgresql.org/pub/source/</text:span></text:a></text:p>
      <text:p text:style-name="P2"><text:span text:style-name="T42">　　</text:span><text:span text:style-name="T41">三、</text:span><text:span text:style-name="T38">PGBouncer官方源码安装手册：</text:span></text:p>
      <text:p text:style-name="P2"><text:a xlink:type="simple" xlink:href="http://pgbouncer.github.io/install.html" text:style-name="Internet_20_link" text:visited-style-name="Visited_20_Internet_20_Link"><text:span text:style-name="T38">http://pgbouncer.github.io/install.html</text:span></text:a></text:p>
      <text:p text:style-name="P2"><text:span text:style-name="T42">　　</text:span><text:span text:style-name="T41">四、</text:span><text:span text:style-name="T38">PGBouncer源代码下载地址：</text:span></text:p>
      <text:p text:style-name="P2"><text:a xlink:type="simple" xlink:href="http://pgbouncer.github.io/" text:style-name="Internet_20_link" text:visited-style-name="Visited_20_Internet_20_Link"><text:span text:style-name="T38">http://pgbouncer.github.io/</text:span></text:a></text:p>
      <text:p text:style-name="P3"><text:span text:style-name="T42">　　</text:span><text:span text:style-name="T41">五、</text:span><text:span text:style-name="T38">DBI技术站点：</text:span></text:p>
      <text:p text:style-name="P3"><text:a xlink:type="simple" xlink:href="https://metacpan.org/pod/DBI" text:style-name="Internet_20_link" text:visited-style-name="Visited_20_Internet_20_Link"><text:span text:style-name="T38">https://metacpan.org/pod/DBI</text:span></text:a></text:p>
      <text:p text:style-name="P5"><text:span text:style-name="T42">　　</text:span><text:span text:style-name="T41">六、</text:span><text:span text:style-name="T38">德哥云栖博客：</text:span></text:p>
      <text:p text:style-name="P5"><text:a xlink:type="simple" xlink:href="https://yq.aliyun.com/users/1384833841157402/" text:style-name="Internet_20_link" text:visited-style-name="Visited_20_Internet_20_Link"><text:span text:style-name="T38">https://yq.aliyun.com/users/1384833841157402/</text:span></text:a></text:p>
      <text:p text:style-name="P7"><text:span text:style-name="T42">　　</text:span><text:span text:style-name="T41">七、</text:span><text:span text:style-name="T38">orafce</text:span><text:span text:style-name="T40">技术</text:span><text:span text:style-name="T38">站点：</text:span></text:p>
      <text:p text:style-name="P7"><text:a xlink:type="simple" xlink:href="https://pgxn.org/dist/orafce/" text:style-name="Internet_20_link" text:visited-style-name="Visited_20_Internet_20_Link"><text:span text:style-name="T38">https://pgxn.org/dist/orafce/</text:span></text:a></text:p>
      <text:p text:style-name="P8"><text:span text:style-name="T42">　　</text:span><text:span text:style-name="T41">八、</text:span><text:span text:style-name="T38">plpgdebugger项目社区：</text:span></text:p>
      <text:p text:style-name="P8"><text:a xlink:type="simple" xlink:href="https://git.postgresql.org/gitweb/?p=pldebugger.git;a=summary" text:style-name="Internet_20_link" text:visited-style-name="Visited_20_Internet_20_Link"><text:span text:style-name="T38">https://git.postgresql.org/gitweb/?p=pldebugger.git;a=summary</text:span></text:a></text:p>
      <text:p text:style-name="P36"/>
      <text:p text:style-name="P41"/>
      <text:h text:style-name="P77" text:outline-level="1"><text:bookmark-start text:name="__RefHeading___Toc909_2358753664"/>附录B 参数文件postgresql.conf样例<text:span text:style-name="T45">　　</text:span><text:bookmark-end text:name="__RefHeading___Toc909_2358753664"/></text:h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75">listen_addresses = '*'<text:tab/><text:tab/># what IP address(es) to listen on;<text:line-break/>port = 5432<text:tab/><text:tab/><text:tab/><text:tab/># (change requires restart)<text:line-break/>max_connections = 100<text:tab/><text:tab/><text:tab/># (change requires restart)<text:line-break/>unix_socket_directories = '/tmp'<text:tab/># comma-separated list of directories<text:line-break/>unix_socket_permissions = 0777<text:tab/><text:tab/># begin with 0 to use octal notation<text:line-break/>password_encryption = md5<text:tab/><text:tab/># md5 or scram-sha-256<text:line-break/>shared_buffers = 128MB<text:tab/><text:tab/><text:tab/># min 128kB<text:line-break/>maintenance_work_mem = 64MB<text:tab/><text:tab/># min 1MB<text:line-break/>max_stack_depth = 2MB<text:tab/><text:tab/><text:tab/># min 100kB<text:line-break/>dynamic_shared_memory_type = posix<text:tab/># the default is the first option<text:line-break/>wal_level = replica<text:tab/><text:tab/><text:tab/># minimal, replica, or logical<text:line-break/>synchronous_commit = off<text:tab/><text:tab/># synchronization level;<text:line-break/>wal_sync_method = fdatasync<text:tab/><text:tab/># the default is the first option<text:line-break/>wal_buffers = 6144kB<text:tab/><text:tab/><text:tab/># min 32kB, -1 sets based on shared_buffers<text:line-break/>wal_writer_delay = 20ms<text:tab/><text:tab/># 1-10000 milliseconds<text:line-break/>checkpoint_timeout = 5min<text:tab/><text:tab/># range 30s-1d<text:line-break/>archive_mode = on<text:tab/><text:tab/># enables archiving; off, on, or always<text:line-break/>archive_command = 'cp %p /data/postgresql/pgdata/pg_arch/%f'<text:tab/><text:tab/># command to use to archive a logfile segment<text:line-break/>max_wal_senders = 10<text:tab/><text:tab/># max number of walsender processes<text:line-break/>wal_keep_segments = 1000<text:tab/><text:tab/># in logfile segments, 16MB each; 0 disables<text:line-break/>log_destination = 'csvlog'<text:tab/><text:tab/># Valid values are combinations of<text:line-break/>logging_collector = on<text:tab/><text:tab/># Enable capturing of stderr and csvlog<text:line-break/>log_directory = 'pg_log'<text:tab/><text:tab/><text:tab/># directory where log files are written,<text:line-break/>log_filename = 'postgresql-%Y-%m-%d_%H%M%S.log'<text:tab/># log file name pattern,<text:line-break/>log_truncate_on_rotation = on<text:tab/><text:tab/># If on, an existing log file with the<text:line-break/>log_rotation_age = 1d<text:tab/><text:tab/><text:tab/># Automatic rotation of logfiles will<text:line-break/>log_rotation_size = 10MB<text:tab/><text:tab/># Automatic rotation of logfiles will<text:line-break/>log_min_duration_statement = 5000<text:tab/># -1 is disabled, 0 logs all statements<text:line-break/>log_checkpoints = on<text:line-break/>log_lock_waits = on<text:tab/><text:tab/><text:tab/># log lock waits &gt;= deadlock_timeout<text:line-break/>log_statement = 'ddl'<text:tab/><text:tab/><text:tab/># none, ddl, mod, all<text:line-break/>log_timezone = 'PRC'<text:line-break/>track_activity_query_size = 1024<text:tab/># (change requires restart)<text:line-break/>autovacuum = on<text:tab/><text:tab/><text:tab/># Enable autovacuum subprocess? <text:s/>'on'<text:line-break/>log_autovacuum_min_duration = 0<text:tab/># -1 disables, 0 logs all actions and<text:line-break/>search_path = '"$user", public'<text:tab/># schema names<text:line-break/>check_function_bodies = on<text:line-break/>datestyle = 'iso, mdy'<text:line-break/>timezone = 'PRC'<text:line-break/>lc_messages = 'en_US.utf8'<text:tab/><text:tab/><text:tab/># locale for system error message<text:line-break/>lc_monetary = 'en_US.utf8'<text:tab/><text:tab/><text:tab/># locale for monetary formatting<text:line-break/>lc_numeric = 'en_US.utf8'<text:tab/><text:tab/><text:tab/># locale for number formatting<text:line-break/>lc_time = 'en_US.utf8'<text:tab/><text:tab/><text:tab/><text:tab/># locale for time formatting<text:line-break/>default_text_search_config = 'pg_catalog.english'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Tahoma1" svg:font-family="Tahoma"/>
    <style:font-face style:name="inherit" svg:font-family="inherit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1M50S</meta:editing-duration>
    <meta:editing-cycles>54</meta:editing-cycles>
    <meta:generator>LibreOffice/5.4.2.2$Windows_X86_64 LibreOffice_project/22b09f6418e8c2d508a9eaf86b2399209b0990f4</meta:generator>
    <dc:date>2018-01-23T14:18:48.043000000</dc:date>
    <meta:document-statistic meta:table-count="42" meta:image-count="0" meta:object-count="0" meta:page-count="11" meta:paragraph-count="258" meta:word-count="2335" meta:character-count="9062" meta:non-whitespace-character-count="8126"/>
    <meta:user-defined meta:name="Info 1"/>
    <meta:user-defined meta:name="Info 2"/>
    <meta:user-defined meta:name="Info 3"/>
    <meta:user-defined meta:name="Info 4"/>
  </office:meta>
</office:document-meta>
</file>